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4.863cm" fo:min-width="24.92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522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909cm" fo:min-width="4.198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2.675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3.056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3.945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1.786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3.31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2.421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2.548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3.183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3.564cm"/>
    </style:style>
    <style:style style:name="P1" style:family="paragraph">
      <style:paragraph-properties fo:text-align="center"/>
    </style:style>
    <style:style style:name="P2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24cm" svg:height="15.113cm" svg:x="1.246cm" svg:y="1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12cm" svg:height="1.038cm" svg:x="10.668cm" svg:y="1.778cm">
          <draw:text-box>
            <text:p><text:span text:style-name="T1">Utilities Package</text:span></text:p>
          </draw:text-box>
        </draw:frame>
        <draw:custom-shape draw:style-name="gr3" draw:text-style-name="P3" draw:layer="layout" svg:width="4.698cm" svg:height="2.159cm" svg:x="2.413cm" svg:y="4.572cm">
          <text:p text:style-name="P1"><text:span text:style-name="T2">Authent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175cm" svg:height="2.032cm" svg:x="8.509cm" svg:y="4.699cm">
          <text:p text:style-name="P1"><text:span text:style-name="T2">Ca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556cm" svg:height="2.032cm" svg:x="12.7cm" svg:y="4.699cm">
          <text:p text:style-name="P1"><text:span text:style-name="T2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445cm" svg:height="2.032cm" svg:x="17.145cm" svg:y="4.699cm">
          <text:p text:style-name="P1"><text:span text:style-name="T2">Database</text:span></text:p>
          <text:p text:style-name="P1"><text:span text:style-name="T2">Fun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286cm" svg:height="2.032cm" svg:x="2.413cm" svg:y="7.493cm">
          <text:p text:style-name="P1"><text:span text:style-name="T2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81cm" svg:height="2.032cm" svg:x="5.588cm" svg:y="7.493cm">
          <text:p text:style-name="P1"><text:span text:style-name="T2">Encry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81cm" svg:height="2.032cm" svg:x="10.033cm" svg:y="7.493cm">
          <text:p text:style-name="P1"><text:span text:style-name="T2">Error</text:span></text:p>
          <text:p text:style-name="P1"><text:span text:style-name="T2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286cm" svg:height="2.032cm" svg:x="14.478cm" svg:y="7.493cm">
          <text:p text:style-name="P1"><text:span text:style-name="T2">Ex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81cm" svg:height="2.032cm" svg:x="17.653cm" svg:y="7.493cm">
          <text:p text:style-name="P1"><text:span text:style-name="T2">File</text:span></text:p>
          <text:p text:style-name="P1"><text:span text:style-name="T2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.921cm" svg:height="2.032cm" svg:x="2.032cm" svg:y="10.541cm">
          <text:p text:style-name="P1"><text:span text:style-name="T2">lo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3.048cm" svg:height="2.032cm" svg:x="5.715cm" svg:y="10.541cm">
          <text:p text:style-name="P1"><text:span text:style-name="T2">Profi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3.683cm" svg:height="2.032cm" svg:x="9.652cm" svg:y="10.541cm">
          <text:p text:style-name="P1"><text:span text:style-name="T2">Ref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3.048cm" svg:height="2.032cm" svg:x="14.097cm" svg:y="10.541cm">
          <text:p text:style-name="P1"><text:span text:style-name="T2">Str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3.048cm" svg:height="2.032cm" svg:x="18.034cm" svg:y="10.541cm">
          <text:p text:style-name="P1"><text:span text:style-name="T2">Templ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4.064cm" svg:height="2.032cm" svg:x="21.971cm" svg:y="10.541cm">
          <text:p text:style-name="P1"><text:span text:style-name="T2">Utilities</text:span></text:p>
          <text:p text:style-name="P1"><text:span text:style-name="T2">Framework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dir Latif</meta:initial-creator>
    <meta:creation-date>2017-04-12T11:28:12.053576047</meta:creation-date>
    <dc:date>2017-04-12T20:22:34.123699089</dc:date>
    <dc:creator>Nadir Latif</dc:creator>
    <meta:editing-duration>PT19M25S</meta:editing-duration>
    <meta:editing-cycles>7</meta:editing-cycles>
    <meta:generator>LibreOffice/4.3.3.2$Linux_X86_64 LibreOffice_project/430m0$Build-2</meta:generator>
    <meta:document-statistic meta:object-count="17"/>
  </office:meta>
</office:document-meta>
</file>